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22pt" officeooo:rsid="00120619" officeooo:paragraph-rsid="00120619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officeooo:rsid="00120619" officeooo:paragraph-rsid="0012061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2pt" officeooo:rsid="00120619" officeooo:paragraph-rsid="0012061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officeooo:rsid="0013fd40" officeooo:paragraph-rsid="0013fd4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2pt" officeooo:rsid="001a2ecd" officeooo:paragraph-rsid="001a2ecd" style:font-size-asian="10.5pt" style:font-size-complex="12pt"/>
    </style:style>
    <style:style style:name="T1" style:family="text">
      <style:text-properties officeooo:rsid="0013f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MS</text:p>
      <text:p text:style-name="P2">- ReadMe d’installation -</text:p>
      <text:p text:style-name="P2"/>
      <text:p text:style-name="P2"/>
      <text:p text:style-name="P4"><text:tab/>Le dossier Code de notre rendu comprend tous les éléments nécessaires au bon fonctionnement du jeu. Pour jouer à notre version de « WORMS », il faut créer un projet via Eclipse et y importer le dossier Code.</text:p>
      <text:p text:style-name="P3"/>
      <text:p text:style-name="P3"><text:tab/>Notre projet « WORMS » utilise la librairie « Slick2D » qui facilite grandement la modélisation de décors en deux dimensions. Cette librairie <text:span text:style-name="T1">est déjà téléchargée dans le dossier Code, mais pour pouvoir l’utiliser dans le jeu, quelques réglages sont encore nécessaires.</text:span></text:p>
      <text:p text:style-name="P4">Dans le nouveau projet sur Eclipse,</text:p>
      <text:p text:style-name="P4"/>
      <text:p text:style-name="P4"><text:tab/><text:tab/><text:tab/>Clic droit sur Projet &gt; Propriétés &gt; Java build path</text:p>
      <text:p text:style-name="P4"><text:tab/></text:p>
      <text:p text:style-name="P5">Il faut maintenant ajouter les trois différents « jar » :</text:p>
      <text:p text:style-name="P5"><text:tab/>-jinput.jar – PROJETWORMS/lib</text:p>
      <text:p text:style-name="P5"><text:tab/>-lwjgl.jar – PROJETWORMS/lib</text:p>
      <text:p text:style-name="P5"><text:tab/>-slick.jar – PROJETWORMS/lib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Boriasse</meta:initial-creator>
    <meta:creation-date>2017-04-10T09:21:40.633000000</meta:creation-date>
    <dc:date>2017-04-10T09:59:39.467000000</dc:date>
    <dc:creator>Louis Boriasse</dc:creator>
    <meta:editing-duration>PT5M44S</meta:editing-duration>
    <meta:editing-cycles>3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1" meta:word-count="118" meta:character-count="744" meta:non-whitespace-character-count="624"/>
  </office:meta>
</office:document-meta>
</file>